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2.82cm"/>
    </style:style>
    <style:style style:name="co22"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table-cell table:style-name="ce16"/>
          <table:table-cell table:number-columns-repeated="1018"/>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2">12.05.2010</text:date>, <text:time>12:45: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12T12:45:16.05</dc:date>
    <meta:editing-duration>PT21H31M26S</meta:editing-duration>
    <meta:editing-cycles>89</meta:editing-cycles>
    <meta:generator>OpenOffice.org/3.2$Win32 OpenOffice.org_project/320m12$Build-9483</meta:generator>
    <dc:creator>Sergey Kuzmin</dc:creator>
    <meta:document-statistic meta:table-count="11" meta:cell-count="1868" meta:object-count="500"/>
    <meta:user-defined meta:name="Info 1"/>
    <meta:user-defined meta:name="Info 2"/>
    <meta:user-defined meta:name="Info 3"/>
    <meta:user-defined meta:name="Info 4"/>
  </office:meta>
</office:document-meta>
</file>